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Полезные советы</text:h>
      <text:section text:style-name="Sect1" text:name="i213">
        <text:p text:style-name="P2">Полезные советы помогут вам увеличить производительность вашей работы. В них вы найдете приемы работы, которые не видны с первого взгляда, или на которые вы раньше не обращали внимание.</text:p>
        <text:p text:style-name="P1">Вы можете почитать полезные советы на английском языке по стандартным функциям платформы Eclipse. Для этого нажмите <text:span text:style-name="T2">Справка</text:span> → <text:span text:style-name="T2">Полезные советы...</text:span> → <text:span text:style-name="T2">Eclipse Platform</text:span> → <text:span text:style-name="T2">ОК</text:span> в главном меню основного окна.</text:p>
        <text:h text:style-name="P5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024.html?_=1542292896#d0e4139" text:style-name="Internet_20_link" text:visited-style-name="Visited_20_Internet_20_Link"><text:span text:style-name="T1">Инструменты разработки</text:span></text:a></text:p>
        <text:p text:style-name="Text_20_body">‣ <text:a xlink:type="simple" xlink:href="https://its.1c.ru/db/content/edtdoc/src/i031.html?_=1542292896#i031" text:style-name="Internet_20_link" text:visited-style-name="Visited_20_Internet_20_Link"><text:span text:style-name="T1">Взаимодействие с информационной базой</text:span></text:a></text:p>
        <text:p text:style-name="Text_20_body">‣ <text:a xlink:type="simple" xlink:href="https://its.1c.ru/db/content/edtdoc/src/i032.html?_=1542292896#i032" text:style-name="Internet_20_link" text:visited-style-name="Visited_20_Internet_20_Link"><text:span text:style-name="T1">Разработка прикладных решений</text:span></text:a></text:p>
        <text:p text:style-name="Text_20_body">‣ <text:a xlink:type="simple" xlink:href="https://its.1c.ru/db/content/edtdoc/src/i182.html?_=1542292896#i182" text:style-name="Internet_20_link" text:visited-style-name="Visited_20_Internet_20_Link"><text:span text:style-name="T1">Запуск и отладка прикладных решений</text:span></text:a></text:p>
        <text:p text:style-name="Text_20_body">‣ <text:a xlink:type="simple" xlink:href="https://its.1c.ru/db/content/edtdoc/src/i030.html?_=1542292896#i030" text:style-name="Internet_20_link" text:visited-style-name="Visited_20_Internet_20_Link"><text:span text:style-name="T1">Конфигурация</text:span></text:a></text:p>
        <text:p text:style-name="Text_20_body">‣ <text:a xlink:type="simple" xlink:href="https://its.1c.ru/db/content/edtdoc/src/i033.html?_=1542292896#i033" text:style-name="Internet_20_link" text:visited-style-name="Visited_20_Internet_20_Link"><text:span text:style-name="T1">Помощь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0:36.186394227</dc:date>
    <meta:editing-duration>PT7H2M2S</meta:editing-duration>
    <meta:editing-cycles>11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5" meta:character-count="585" meta:non-whitespace-character-count="511"/>
  </office:meta>
</office:document-meta>
</file>